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346in" fo:break-before="auto" style:use-optimal-row-height="true"/>
    </style:style>
    <style:style style:name="ro17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ffff"/>
    </style:style>
    <style:style style:name="ce24" style:family="table-cell" style:parent-style-name="Default" style:data-style-name="N37"/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3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>
      <style:text-properties fo:color="#00ff00"/>
    </style:style>
    <style:style style:name="ce41" style:family="table-cell" style:parent-style-name="Default">
      <style:table-cell-properties fo:background-color="#ffffff"/>
      <style:text-properties fo:color="#000000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6ffff"/>
    </style:style>
    <style:style style:name="ce48" style:family="table-cell" style:parent-style-name="Default">
      <style:table-cell-properties fo:background-color="#23ff23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00cc33"/>
    </style:style>
    <style:style style:name="ce61" style:family="table-cell" style:parent-style-name="Default">
      <style:table-cell-properties fo:background-color="#99ccff"/>
    </style:style>
    <style:style style:name="ce62" style:family="table-cell" style:parent-style-name="Default">
      <style:table-cell-properties fo:background-color="#00ff66"/>
    </style:style>
    <style:style style:name="ce63" style:family="table-cell" style:parent-style-name="Default">
      <style:table-cell-properties fo:background-color="#00cc00"/>
    </style:style>
    <style:style style:name="ce64" style:family="table-cell" style:parent-style-name="Default">
      <style:table-cell-properties fo:background-color="#ff00ff"/>
    </style:style>
    <style:style style:name="ce6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16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2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16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2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16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16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16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16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16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16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16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3" table:formula="of:=[.L18]+4160" office:value-type="float" office:value="7101.81722689076">
            <text:p>7101.8172268908</text:p>
          </table:table-cell>
          <table:table-cell table:style-name="ce16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16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16" table:formula="of:=SUM([.H76])" office:value-type="float" office:value="1550.57692307692">
            <text:p>1550.5769230769</text:p>
          </table:table-cell>
          <table:table-cell table:style-name="ce16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16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16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16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16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16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16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16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16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16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16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16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16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16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16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16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16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16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16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0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16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16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16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16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16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16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16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1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16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16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16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16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16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16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27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16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27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16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16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27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16" table:formula="of:=[.N11]-[.M11]" office:value-type="float" office:value="-3091.33107088989">
            <text:p>-3091.3310708899</text:p>
          </table:table-cell>
          <table:table-cell/>
        </table:table-row>
        <table:table-row table:style-name="ro15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16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27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27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16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5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16" table:formula="of:=[.N16]-[.M16]" office:value-type="float" office:value="-1133.71073328117">
            <text:p>-1133.7107332812</text:p>
          </table:table-cell>
          <table:table-cell/>
        </table:table-row>
        <table:table-row table:style-name="ro15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27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16" table:formula="of:=[.N19]-[.M19]" office:value-type="float" office:value="-4763.71073328117">
            <text:p>-4763.7107332812</text:p>
          </table:table-cell>
          <table:table-cell/>
        </table:table-row>
        <table:table-row table:style-name="ro15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16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16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16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5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16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2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5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2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5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7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4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7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8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27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8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27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5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5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27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7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7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7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5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5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16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7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5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8" table:formula="of:=[.N16]-[.M16]" office:value-type="float" office:value="2680.33173525821">
            <text:p>2680.3317352582</text:p>
          </table:table-cell>
          <table:table-cell/>
        </table:table-row>
        <table:table-row table:style-name="ro15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16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7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16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7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5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27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7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5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7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5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5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7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5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8" table:formula="of:=[.N23]-[.M23]" office:value-type="float" office:value="328.135435685745">
            <text:p>328.1354356857</text:p>
          </table:table-cell>
          <table:table-cell/>
        </table:table-row>
        <table:table-row table:style-name="ro15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8" table:formula="of:=[.N24]-[.M24]" office:value-type="float" office:value="1852.49441004472">
            <text:p>1852.4944100447</text:p>
          </table:table-cell>
          <table:table-cell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8" table:formula="of:=[.N25]-[.M25]" office:value-type="float" office:value="3073.18510737628">
            <text:p>3073.1851073763</text:p>
          </table:table-cell>
          <table:table-cell/>
        </table:table-row>
        <table:table-row table:style-name="ro15">
          <table:table-cell table:style-name="ce24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7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5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27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5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5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5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27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5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3" office:value-type="string">
            <text:p>Tin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5" office:value-type="string">
            <text:p>Step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27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5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5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in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5" office:value-type="string">
            <text:p>Step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5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5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5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5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in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5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5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5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3" office:value-type="string">
            <text:p>Tin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5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5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3" office:value-type="string">
            <text:p>Tina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5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5">
          <table:table-cell table:style-name="ce2" office:value-type="string">
            <text:p><text:span text:style-name="T1">1st</text:span></text:p>
          </table:table-cell>
          <table:table-cell table:style-name="ce24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27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27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9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27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9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4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9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4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5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4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5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5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5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5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4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27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5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5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5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5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27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5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5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4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4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5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5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50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5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5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5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5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5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1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5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0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5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0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5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27" office:value-type="string">
            <text:p>Սարգիս</text:p>
          </table:table-cell>
          <table:table-cell table:style-name="ce60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27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5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5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1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4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1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5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1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>
            <text:p>Arus</text:p>
          </table:table-cell>
          <table:table-cell/>
          <table:table-cell table:style-name="ce61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0" office:value-type="string">
            <text:p>Կարեն</text:p>
          </table:table-cell>
          <table:table-cell table:number-columns-repeated="8"/>
        </table:table-row>
        <table:table-row table:style-name="ro15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5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4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27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5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5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5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4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27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2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5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27" office:value-type="string">
            <text:p>Սարգիս</text:p>
          </table:table-cell>
          <table:table-cell table:style-name="ce62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27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5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3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3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27" office:value-type="string">
            <text:p>Տարոն</text:p>
          </table:table-cell>
          <table:table-cell table:style-name="ce60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2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4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>
            <text:p>8000</text:p>
          </table:table-cell>
          <table:table-cell table:number-columns-repeated="7"/>
        </table:table-row>
        <table:table-row table:style-name="ro15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4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4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5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4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4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4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27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2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27" office:value-type="string">
            <text:p>Սարգիս</text:p>
          </table:table-cell>
          <table:table-cell table:style-name="ce62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3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3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27" office:value-type="string">
            <text:p>Տարոն</text:p>
          </table:table-cell>
          <table:table-cell table:style-name="ce60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4" office:value-type="string">
            <text:p>Ստեփան</text:p>
          </table:table-cell>
          <table:table-cell table:style-name="ce62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4" office:value-type="string">
            <text:p>Մարինե</text:p>
          </table:table-cell>
          <table:table-cell table:style-name="ce63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5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4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4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4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27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2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4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4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5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27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27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5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27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5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5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5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5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4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4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5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5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5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5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5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6">
          <table:table-cell table:style-name="ce65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5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4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5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5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5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6">
          <table:table-cell table:style-name="ce65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44" office:value-type="string">
            <text:p>Գայանե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5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27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5">
          <table:table-cell table:number-columns-repeated="2"/>
          <table:table-cell table:number-columns-repeated="2"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6">
          <table:table-cell table:style-name="ce65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4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5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5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5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5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5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6">
          <table:table-cell table:style-name="ce65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5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4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5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5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5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5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5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5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5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table:formula="of:=-60000/26" office:value-type="float" office:value="-2307.69230769231">
            <text:p>-2307.6923076923</text:p>
          </table:table-cell>
          <table:table-cell/>
          <table:table-cell table:formula="of:=SUM([.H4];[.H33];[.H62];[.H92];[.H122])" office:value-type="float" office:value="8544.88349496931">
            <text:p>8544.8834949693</text:p>
          </table:table-cell>
        </table:table-row>
        <table:table-row table:style-name="ro1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>
            <text:p>06/07/16</text:p>
          </table:table-cell>
          <table:table-cell office:value-type="float" office:value="8000">
            <text:p>8000</text:p>
          </table:table-cell>
          <table:table-cell office:value-type="float" office:value="8500">
            <text:p>8500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2" table:formula="of:=SUM([.B3:.D3])" office:value-type="float" office:value="25500">
            <text:p>25500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նժելա</text:p>
          </table:table-cell>
          <table:table-cell table:style-name="ce51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5];[.K36];[.K37];[.K93];[.K94]; [.K123])" office:value-type="float" office:value="194400">
            <text:p>194400</text:p>
          </table:table-cell>
          <table:table-cell table:formula="of:=SUM([.H4];[.H33];[.H62];[.H92];[.L125];[.H122])" office:value-type="float" office:value="8544.88349496931">
            <text:p>8544.8834949693</text:p>
          </table:table-cell>
          <table:table-cell table:formula="of:=SUM([.J4];[.K4])" office:value-type="float" office:value="9500">
            <text:p>9500</text:p>
          </table:table-cell>
          <table:table-cell table:formula="of:=[.N4]-[.M4]" office:value-type="float" office:value="955.116505030692">
            <text:p>955.1165050307</text:p>
          </table:table-cell>
          <table:table-cell table:formula="of:=SUM([.O1];[.O4])" office:value-type="float" office:value="-1352.57580266162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մենուհի</text:p>
          </table:table-cell>
          <table:table-cell table:style-name="ce51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2];[.G61];[.G91];[.G121])" office:value-type="float" office:value="194700">
            <text:p>194700</text:p>
          </table:table-cell>
          <table:table-cell table:formula="of:=SUM([.H5];[.H34];[.H63];[.H93];[.L126];[.H123])" office:value-type="float" office:value="8185.84459336748">
            <text:p>8185.8445933675</text:p>
          </table:table-cell>
          <table:table-cell table:formula="of:=SUM([.K5];[.J5])" office:value-type="float" office:value="8000">
            <text:p>8000</text:p>
          </table:table-cell>
          <table:table-cell table:formula="of:=[.N5]-[.M5]" office:value-type="float" office:value="-185.844593367477">
            <text:p>-185.8445933675</text:p>
          </table:table-cell>
          <table:table-cell table:formula="of:=SUM([.O1];[.O5])" office:value-type="float" office:value="-2493.53690105978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44" office:value-type="string">
            <text:p>Գայանե</text:p>
          </table:table-cell>
          <table:table-cell table:style-name="ce51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-300">
            <text:p>-300</text:p>
          </table:table-cell>
          <table:table-cell table:formula="of:=SUM([.H6];[.H35];[.H64];[.H94];[.L127];[.H124])" office:value-type="float" office:value="4505.31244118201">
            <text:p>4505.312441182</text:p>
          </table:table-cell>
          <table:table-cell table:formula="of:=SUM([.K6];[.J6])" office:value-type="float" office:value="7600">
            <text:p>7600</text:p>
          </table:table-cell>
          <table:table-cell table:formula="of:=[.N6]-[.M6]" office:value-type="float" office:value="3094.68755881799">
            <text:p>3094.687558818</text:p>
          </table:table-cell>
          <table:table-cell table:formula="of:=SUM([.O1];[.O6])" office:value-type="float" office:value="786.995251125686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Արեգ</text:p>
          </table:table-cell>
          <table:table-cell table:style-name="ce7" office:value-type="float" office:value="9400">
            <text:p>9400</text:p>
          </table:table-cell>
          <table:table-cell office:value-type="float" office:value="5000">
            <text:p>5000</text:p>
          </table:table-cell>
          <table:table-cell/>
          <table:table-cell table:formula="of:=SUM([.H7];[.H36];[.H65];[.H95];[.L128];[.H125])" office:value-type="float" office:value="7236.69636046638">
            <text:p>7236.6963604664</text:p>
          </table:table-cell>
          <table:table-cell table:formula="of:=SUM([.K7];[.J7])" office:value-type="float" office:value="14400">
            <text:p>14400</text:p>
          </table:table-cell>
          <table:table-cell table:formula="of:=[.N7]-[.M7]" office:value-type="float" office:value="7163.30363953362">
            <text:p>7163.3036395336</text:p>
          </table:table-cell>
          <table:table-cell table:formula="of:=SUM([.O1];[.O7])" office:value-type="float" office:value="4855.61133184131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27" office:value-type="string">
            <text:p>Մանե</text:p>
          </table:table-cell>
          <table:table-cell table:style-name="ce51" office:value-type="float" office:value="-7600">
            <text:p>-7600</text:p>
          </table:table-cell>
          <table:table-cell office:value-type="float" office:value="10000">
            <text:p>10000</text:p>
          </table:table-cell>
          <table:table-cell/>
          <table:table-cell table:formula="of:=SUM([.H8];[.H37];[.H66];[.H96];[.L129];[.H126])" office:value-type="float" office:value="6002.59975531715">
            <text:p>6002.5997553172</text:p>
          </table:table-cell>
          <table:table-cell table:formula="of:=SUM([.K8];[.J8])" office:value-type="float" office:value="2400">
            <text:p>2400</text:p>
          </table:table-cell>
          <table:table-cell table:formula="of:=[.N8]-[.M8]" office:value-type="float" office:value="-3602.59975531715">
            <text:p>-3602.5997553172</text:p>
          </table:table-cell>
          <table:table-cell table:formula="of:=SUM([.O1];[.O8])" office:value-type="float" office:value="-5910.29206300945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>
            <text:p>745.4710144928</text:p>
          </table:table-cell>
          <table:table-cell table:style-name="ce27" office:value-type="string">
            <text:p>Նանե</text:p>
          </table:table-cell>
          <table:table-cell table:style-name="ce51" office:value-type="float" office:value="-5600">
            <text:p>-5600</text:p>
          </table:table-cell>
          <table:table-cell office:value-type="float" office:value="15000">
            <text:p>15000</text:p>
          </table:table-cell>
          <table:table-cell/>
          <table:table-cell table:formula="of:=SUM([.H9];[.H38];[.H67];[.H97];[.L130];[.H127])" office:value-type="float" office:value="5621.64737436477">
            <text:p>5621.6473743648</text:p>
          </table:table-cell>
          <table:table-cell table:formula="of:=SUM([.K9];[.J9])" office:value-type="float" office:value="9400">
            <text:p>9400</text:p>
          </table:table-cell>
          <table:table-cell table:formula="of:=[.N9]-[.M9]" office:value-type="float" office:value="3778.35262563523">
            <text:p>3778.3526256352</text:p>
          </table:table-cell>
          <table:table-cell table:formula="of:=SUM([.O1];[.O9])" office:value-type="float" office:value="1470.66031794293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ասմիկ Դ․</text:p>
          </table:table-cell>
          <table:table-cell table:style-name="ce51" office:value-type="float" office:value="-2250">
            <text:p>-2250</text:p>
          </table:table-cell>
          <table:table-cell office:value-type="float" office:value="12000">
            <text:p>12000</text:p>
          </table:table-cell>
          <table:table-cell/>
          <table:table-cell table:formula="of:=SUM([.H10];[.H39];[.H68];[.H98];[.L131];[.H128])" office:value-type="float" office:value="8955.40981075878">
            <text:p>8955.4098107588</text:p>
          </table:table-cell>
          <table:table-cell table:formula="of:=SUM([.K10];[.J10])" office:value-type="float" office:value="9750">
            <text:p>9750</text:p>
          </table:table-cell>
          <table:table-cell table:formula="of:=[.N10]-[.M10]" office:value-type="float" office:value="794.590189241218">
            <text:p>794.5901892412</text:p>
          </table:table-cell>
          <table:table-cell table:formula="of:=SUM([.O1];[.O10])" office:value-type="float" office:value="-1513.10211845109">
            <text:p>-1513.1021184511</text:p>
          </table:table-cell>
          <table:table-cell/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Ժոզեֆ</text:p>
          </table:table-cell>
          <table:table-cell table:style-name="ce51" office:value-type="float" office:value="-9600">
            <text:p>-9600</text:p>
          </table:table-cell>
          <table:table-cell office:value-type="float" office:value="15000">
            <text:p>15000</text:p>
          </table:table-cell>
          <table:table-cell/>
          <table:table-cell table:formula="of:=SUM([.H11];[.H40];[.H69];[.H99];[.L132];[.H129])" office:value-type="float" office:value="8587.22799257696">
            <text:p>8587.227992577</text:p>
          </table:table-cell>
          <table:table-cell table:formula="of:=SUM([.K11];[.J11])" office:value-type="float" office:value="5400">
            <text:p>5400</text:p>
          </table:table-cell>
          <table:table-cell table:formula="of:=[.N11]-[.M11]" office:value-type="float" office:value="-3187.22799257696">
            <text:p>-3187.227992577</text:p>
          </table:table-cell>
          <table:table-cell table:formula="of:=SUM([.O1];[.O11])" office:value-type="float" office:value="-5494.92030026927">
            <text:p>-5494.9203002693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>
            <text:p>735.119047619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office:value-type="float" office:value="5000">
            <text:p>5000</text:p>
          </table:table-cell>
          <table:table-cell/>
          <table:table-cell table:formula="of:=SUM([.H12];[.H41];[.H70];[.H100];[.L133];[.H130])" office:value-type="float" office:value="6937.39326082003">
            <text:p>6937.39326082</text:p>
          </table:table-cell>
          <table:table-cell table:formula="of:=SUM([.K12];[.J12])" office:value-type="float" office:value="8950">
            <text:p>8950</text:p>
          </table:table-cell>
          <table:table-cell table:formula="of:=[.N12]-[.M12]" office:value-type="float" office:value="2012.60673917997">
            <text:p>2012.60673918</text:p>
          </table:table-cell>
          <table:table-cell table:formula="of:=SUM([.O1];[.O12])" office:value-type="float" office:value="-295.085568512342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table:number-columns-repeated="4"/>
          <table:table-cell table:formula="of:=SUM([.C30:.F30])" office:value-type="float" office:value="745.471014492754">
            <text:p>745.4710144928</text:p>
          </table:table-cell>
          <table:table-cell table:style-name="ce27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office:value-type="float" office:value="5000">
            <text:p>5000</text:p>
          </table:table-cell>
          <table:table-cell/>
          <table:table-cell table:formula="of:=SUM([.H13];[.H42];[.H71];[.H101];[.L134];[.H131])" office:value-type="float" office:value="5999.35300207039">
            <text:p>5999.3530020704</text:p>
          </table:table-cell>
          <table:table-cell table:formula="of:=SUM([.K13];[.J13])" office:value-type="float" office:value="4500">
            <text:p>4500</text:p>
          </table:table-cell>
          <table:table-cell table:formula="of:=[.N13]-[.M13]" office:value-type="float" office:value="-1499.35300207039">
            <text:p>-1499.3530020704</text:p>
          </table:table-cell>
          <table:table-cell table:formula="of:=SUM([.O1];[.O13])" office:value-type="float" office:value="-3807.0453097627">
            <text:p>-3807.0453097627</text:p>
          </table:table-cell>
          <table:table-cell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Մհեր</text:p>
          </table:table-cell>
          <table:table-cell table:style-name="ce51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3];[.H72];[.H102];[.L135];[.H132])" office:value-type="float" office:value="8955.40981075878">
            <text:p>8955.4098107588</text:p>
          </table:table-cell>
          <table:table-cell table:formula="of:=SUM([.K14];[.J14])" office:value-type="float" office:value="7800">
            <text:p>7800</text:p>
          </table:table-cell>
          <table:table-cell table:formula="of:=[.N14]-[.M14]" office:value-type="float" office:value="-1155.40981075878">
            <text:p>-1155.4098107588</text:p>
          </table:table-cell>
          <table:table-cell table:formula="of:=SUM([.O1];[.O14])" office:value-type="float" office:value="-3463.10211845109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H15];[.H44];[.H73];[.H103];[.L136];[.H133])" office:value-type="float" office:value="8955.40981075878">
            <text:p>8955.4098107588</text:p>
          </table:table-cell>
          <table:table-cell table:formula="of:=SUM([.K15];[.J15])" office:value-type="float" office:value="12900">
            <text:p>12900</text:p>
          </table:table-cell>
          <table:table-cell table:formula="of:=[.N15]-[.M15]" office:value-type="float" office:value="3944.59018924122">
            <text:p>3944.5901892412</text:p>
          </table:table-cell>
          <table:table-cell table:formula="of:=SUM([.O1];[.O15])" office:value-type="float" office:value="1636.89788154891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Հրաչ</text:p>
          </table:table-cell>
          <table:table-cell table:style-name="ce51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5];[.H74];[.H104];[.L137];[.H134])" office:value-type="float" office:value="8955.40981075878">
            <text:p>8955.4098107588</text:p>
          </table:table-cell>
          <table:table-cell table:formula="of:=SUM([.K16];[.J16])" office:value-type="float" office:value="14500">
            <text:p>14500</text:p>
          </table:table-cell>
          <table:table-cell table:formula="of:=[.N16]-[.M16]" office:value-type="float" office:value="5544.59018924122">
            <text:p>5544.5901892412</text:p>
          </table:table-cell>
          <table:table-cell table:formula="of:=SUM([.O1];[.O16])" office:value-type="float" office:value="3236.89788154891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0:.F30])" office:value-type="float" office:value="1126.42339544513">
            <text:p>1126.4233954451</text:p>
          </table:table-cell>
          <table:table-cell table:style-name="ce34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office:value-type="float" office:value="5000">
            <text:p>5000</text:p>
          </table:table-cell>
          <table:table-cell/>
          <table:table-cell table:formula="of:=SUM([.H17];[.H46];[.H75];[.H105];[.L138];[.H135])" office:value-type="float" office:value="4896.2215320911">
            <text:p>4896.2215320911</text:p>
          </table:table-cell>
          <table:table-cell table:formula="of:=SUM([.K17];[.J17])" office:value-type="float" office:value="11550">
            <text:p>11550</text:p>
          </table:table-cell>
          <table:table-cell table:formula="of:=[.N17]-[.M17]" office:value-type="float" office:value="6653.7784679089">
            <text:p>6653.7784679089</text:p>
          </table:table-cell>
          <table:table-cell table:formula="of:=SUM([.O1];[.O17])" office:value-type="float" office:value="4346.08616021659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>
            <text:p>745.4710144928</text:p>
          </table:table-cell>
          <table:table-cell table:style-name="ce34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18];[.H47];[.H76];[.H106];[.L139];[.H136])" office:value-type="float" office:value="4804.65929316044">
            <text:p>4804.6592931604</text:p>
          </table:table-cell>
          <table:table-cell table:formula="of:=SUM([.K18];[.J18])" office:value-type="float" office:value="2100">
            <text:p>2100</text:p>
          </table:table-cell>
          <table:table-cell table:formula="of:=[.N18]-[.M18]" office:value-type="float" office:value="-2704.65929316044">
            <text:p>-2704.6592931604</text:p>
          </table:table-cell>
          <table:table-cell table:formula="of:=SUM([.O1];[.O18])" office:value-type="float" office:value="-5012.35160085275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Նաիրա</text:p>
          </table:table-cell>
          <table:table-cell table:style-name="ce51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19];[.H48];[.H77];[.H107];[.L140];[.H137])" office:value-type="float" office:value="8955.40981075878">
            <text:p>8955.4098107588</text:p>
          </table:table-cell>
          <table:table-cell table:formula="of:=SUM([.J19];[.K19])" office:value-type="float" office:value="8900">
            <text:p>8900</text:p>
          </table:table-cell>
          <table:table-cell table:formula="of:=[.N19]-[.M19]" office:value-type="float" office:value="-55.4098107587815">
            <text:p>-55.4098107588</text:p>
          </table:table-cell>
          <table:table-cell table:formula="of:=SUM([.O1];[.O19])" office:value-type="float" office:value="-2363.10211845109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>
            <text:p>391.3043478261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12000">
            <text:p>12000</text:p>
          </table:table-cell>
          <table:table-cell/>
          <table:table-cell table:formula="of:=SUM([.H20];[.H49];[.H78];[.H108];[.L141];[.H138])" office:value-type="float" office:value="8220.29076313973">
            <text:p>8220.2907631397</text:p>
          </table:table-cell>
          <table:table-cell table:formula="of:=SUM([.J20];[.K20])" office:value-type="float" office:value="12100">
            <text:p>12100</text:p>
          </table:table-cell>
          <table:table-cell table:formula="of:=[.N20]-[.M20]" office:value-type="float" office:value="3879.70923686027">
            <text:p>3879.7092368603</text:p>
          </table:table-cell>
          <table:table-cell table:formula="of:=SUM([.O1];[.O20])" office:value-type="float" office:value="1572.01692916796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Edgar</text:p>
          </table:table-cell>
          <table:table-cell table:style-name="ce52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1];[.H50];[.H79];[.H109];[.L142];[.H139])" office:value-type="float" office:value="8955.40981075878">
            <text:p>8955.4098107588</text:p>
          </table:table-cell>
          <table:table-cell table:formula="of:=SUM([.J21];[.K21])" office:value-type="float" office:value="6200">
            <text:p>6200</text:p>
          </table:table-cell>
          <table:table-cell table:formula="of:=[.N21]-[.M21]" office:value-type="float" office:value="-2755.40981075878">
            <text:p>-2755.4098107588</text:p>
          </table:table-cell>
          <table:table-cell table:formula="of:=SUM([.O1];[.O21])" office:value-type="float" office:value="-5063.10211845109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Hasmik K</text:p>
          </table:table-cell>
          <table:table-cell table:style-name="ce51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2];[.H51];[.H80];[.H110];[.L143];[.H140])" office:value-type="float" office:value="7843.66738651636">
            <text:p>7843.6673865164</text:p>
          </table:table-cell>
          <table:table-cell table:formula="of:=SUM([.J22];[.K22])" office:value-type="float" office:value="10600">
            <text:p>10600</text:p>
          </table:table-cell>
          <table:table-cell table:formula="of:=[.N22]-[.M22]" office:value-type="float" office:value="2756.33261348364">
            <text:p>2756.3326134837</text:p>
          </table:table-cell>
          <table:table-cell table:formula="of:=SUM([.O1];[.O22])" office:value-type="float" office:value="448.640305791336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Smbat</text:p>
          </table:table-cell>
          <table:table-cell table:style-name="ce51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formula="of:=SUM([.H23];[.H52];[.H81];[.H111];[.L144];[.H141])" office:value-type="float" office:value="8955.40981075878">
            <text:p>8955.4098107588</text:p>
          </table:table-cell>
          <table:table-cell table:formula="of:=SUM([.J23];[.K23])" office:value-type="float" office:value="8000">
            <text:p>8000</text:p>
          </table:table-cell>
          <table:table-cell table:formula="of:=[.N23]-[.M23]" office:value-type="float" office:value="-955.409810758782">
            <text:p>-955.4098107588</text:p>
          </table:table-cell>
          <table:table-cell table:formula="of:=SUM([.O1];[.O23])" office:value-type="float" office:value="-3263.10211845109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>
            <text:p>735.119047619</text:p>
          </table:table-cell>
          <table:table-cell office:value-type="string">
            <text:p>Ani</text:p>
          </table:table-cell>
          <table:table-cell table:style-name="ce51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formula="of:=SUM([.H24];[.H53];[.H82];[.H112];[.L145];[.H142])" office:value-type="float" office:value="6175.50104675391">
            <text:p>6175.5010467539</text:p>
          </table:table-cell>
          <table:table-cell table:formula="of:=SUM([.J24];[.K24])" office:value-type="float" office:value="8400">
            <text:p>8400</text:p>
          </table:table-cell>
          <table:table-cell table:formula="of:=[.N24]-[.M24]" office:value-type="float" office:value="2224.49895324609">
            <text:p>2224.4989532461</text:p>
          </table:table-cell>
          <table:table-cell table:formula="of:=SUM([.O1];[.O24])" office:value-type="float" office:value="-83.1933544462145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>
            <text:p>1126.4233954451</text:p>
          </table:table-cell>
          <table:table-cell office:value-type="string">
            <text:p>Araks</text:p>
          </table:table-cell>
          <table:table-cell table:style-name="ce51" office:value-type="float" office:value="-4150">
            <text:p>-4150</text:p>
          </table:table-cell>
          <table:table-cell office:value-type="float" office:value="12000">
            <text:p>12000</text:p>
          </table:table-cell>
          <table:table-cell/>
          <table:table-cell table:formula="of:=SUM([.H25];[.H54];[.H83];[.H113];[.L146];[.H143])" office:value-type="float" office:value="7377.4877328367">
            <text:p>7377.4877328367</text:p>
          </table:table-cell>
          <table:table-cell table:formula="of:=SUM([.J25];[.K25])" office:value-type="float" office:value="7850">
            <text:p>7850</text:p>
          </table:table-cell>
          <table:table-cell table:formula="of:=[.N25]-[.M25]" office:value-type="float" office:value="472.512267163297">
            <text:p>472.5122671633</text:p>
          </table:table-cell>
          <table:table-cell table:formula="of:=SUM([.O1];[.O25])" office:value-type="float" office:value="-1835.18004052901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office:value-type="string">
            <text:p>Meruj</text:p>
          </table:table-cell>
          <table:table-cell table:style-name="ce51" office:value-type="float" office:value="-6800">
            <text:p>-6800</text:p>
          </table:table-cell>
          <table:table-cell office:value-type="float" office:value="13700">
            <text:p>13700</text:p>
          </table:table-cell>
          <table:table-cell/>
          <table:table-cell table:formula="of:=SUM([.H26];[.H55];[.H84];[.H114];[.L147];[.H144])" office:value-type="float" office:value="8582.68253803151">
            <text:p>8582.6825380315</text:p>
          </table:table-cell>
          <table:table-cell table:formula="of:=SUM([.J26];[.K26])" office:value-type="float" office:value="6900">
            <text:p>6900</text:p>
          </table:table-cell>
          <table:table-cell table:formula="of:=[.N26]-[.M26]" office:value-type="float" office:value="-1682.68253803151">
            <text:p>-1682.6825380315</text:p>
          </table:table-cell>
          <table:table-cell table:formula="of:=SUM([.O1];[.O26])" office:value-type="float" office:value="-3990.37484572382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>
            <text:p>1126.4233954451</text:p>
          </table:table-cell>
          <table:table-cell table:style-name="Default" office:value-type="string">
            <text:p>Jirayr</text:p>
          </table:table-cell>
          <table:table-cell/>
          <table:table-cell office:value-type="float" office:value="8000">
            <text:p>8000</text:p>
          </table:table-cell>
          <table:table-cell/>
          <table:table-cell table:formula="of:=SUM([.H27];[.H56];[.H85];[.H115];[.L148];[.H145])" office:value-type="float" office:value="8047.22267625586">
            <text:p>8047.2226762559</text:p>
          </table:table-cell>
          <table:table-cell office:value-type="float" office:value="8000">
            <text:p>8000</text:p>
          </table:table-cell>
          <table:table-cell table:formula="of:=[.N27]-[.M27]" office:value-type="float" office:value="-47.2226762558576">
            <text:p>-47.2226762559</text:p>
          </table:table-cell>
          <table:table-cell table:formula="of:=SUM([.O1];[.O27])" office:value-type="float" office:value="-2354.91498394817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>
            <text:p>1126.4233954451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>
            <text:p>8955.4098107588</text:p>
          </table:table-cell>
          <table:table-cell office:value-type="float" office:value="0">
            <text:p>0</text:p>
          </table:table-cell>
          <table:table-cell table:formula="of:=[.N28]-[.M28]" office:value-type="float" office:value="-8955.40981075878">
            <text:p>-8955.4098107588</text:p>
          </table:table-cell>
          <table:table-cell table:formula="of:=SUM([.O1];[.O28])" office:value-type="float" office:value="-11263.1021184511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Ani G</text:p>
          </table:table-cell>
          <table:table-cell/>
          <table:table-cell table:style-name="ce2" table:formula="of:=SUM([.K4:.K27])" office:value-type="float" office:value="251800">
            <text:p>251800</text:p>
          </table:table-cell>
          <table:table-cell/>
          <table:table-cell table:formula="of:=SUM([.H87];[.H117];[.H147])" office:value-type="float" office:value="5539.11252109193">
            <text:p>5539.1125210919</text:p>
          </table:table-cell>
          <table:table-cell office:value-type="float" office:value="0">
            <text:p>0</text:p>
          </table:table-cell>
          <table:table-cell table:formula="of:=[.N29]-[.M29]" office:value-type="float" office:value="-5539.11252109193">
            <text:p>-5539.1125210919</text:p>
          </table:table-cell>
          <table:table-cell table:formula="of:=SUM([.O1];[.O29])" office:value-type="float" office:value="-7846.80482878423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>
            <text:p>380.9523809524</text:p>
          </table:table-cell>
          <table:table-cell table:formula="of:=[.C3]/24" office:value-type="float" office:value="354.166666666667">
            <text:p>354.1666666667</text:p>
          </table:table-cell>
          <table:table-cell table:formula="of:=[.D3]/23" office:value-type="float" office:value="391.304347826087">
            <text:p>391.3043478261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28])" office:value-type="float" office:value="25500">
            <text:p>25500</text:p>
          </table:table-cell>
          <table:table-cell table:style-name="ce16"/>
          <table:table-cell/>
          <table:table-cell table:formula="of:=SUM([.H30];[.H152])" office:value-type="float" office:value="25500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>
            <text:p>-67404.8883102659</text:p>
          </table:table-cell>
          <table:table-cell/>
        </table:table-row>
        <table:table-row table:style-name="ro15">
          <table:table-cell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2:.F32])" office:value-type="float" office:value="42400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>
            <text:p>1475.1552795031</text:p>
          </table:table-cell>
          <table:table-cell table:style-name="ce44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27" office:value-type="string">
            <text:p>Մ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58];[.C58];[.E58];[.F58])" office:value-type="float" office:value="1505.19480519481">
            <text:p>1505.1948051948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58:.E58])" office:value-type="float" office:value="1451.77865612648">
            <text:p>1451.7786561265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58:.F58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table:style-name="ce34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>
            <text:p>1866.0643704122</text:p>
          </table:table-cell>
          <table:table-cell table:style-name="ce34" office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>
            <text:p>390.9090909091</text:p>
          </table:table-cell>
          <table:table-cell table:formula="of:=[.C32]/24" office:value-type="float" office:value="350">
            <text:p>350</text:p>
          </table:table-cell>
          <table:table-cell table:formula="of:=[.D32]/23" office:value-type="float" office:value="360.869565217391">
            <text:p>360.8695652174</text:p>
          </table:table-cell>
          <table:table-cell table:formula="of:=[.E32]/24" office:value-type="float" office:value="350">
            <text:p>350</text:p>
          </table:table-cell>
          <table:table-cell table:formula="of:=[.F32]/21" office:value-type="float" office:value="414.285714285714">
            <text:p>414.2857142857</text:p>
          </table:table-cell>
          <table:table-cell/>
          <table:table-cell table:style-name="ce2" table:formula="of:=SUM([.H33:.H57])" office:value-type="float" office:value="42400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18/07/2016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office:value-type="float" office:value="8200">
            <text:p>8200</text:p>
          </table:table-cell>
          <table:table-cell office:value-type="float" office:value="8900">
            <text:p>8900</text:p>
          </table:table-cell>
          <table:table-cell office:value-type="float" office:value="8100">
            <text:p>8100</text:p>
          </table:table-cell>
          <table:table-cell table:style-name="ce2" table:formula="of:=SUM([.B61:.F61])" office:value-type="float" office:value="42200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44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>
            <text:p>1111.7424242424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/>
          <table:table-cell table:number-columns-repeated="2" office:value-type="string">
            <text:p>-Mariam</text:p>
          </table:table-cell>
          <table:table-cell/>
          <table:table-cell table:formula="of:=SUM([.B88:.E88])" office:value-type="float" office:value="1535.55194805195">
            <text:p>1535.551948052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-Nane</text:p>
          </table:table-cell>
          <table:table-cell office:value-type="string">
            <text:p>-Mariam</text:p>
          </table:table-cell>
          <table:table-cell office:value-type="string">
            <text:p>-Hasmik K</text:p>
          </table:table-cell>
          <table:table-cell office:value-type="string">
            <text:p>-Zhozeph</text:p>
          </table:table-cell>
          <table:table-cell/>
          <table:table-cell table:formula="of:=SUM([.B88];[.D88];[.E88];[.F88])" office:value-type="float" office:value="1535.55194805195">
            <text:p>1535.551948052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eruj</text:p>
          </table:table-cell>
          <table:table-cell office:value-type="string">
            <text:p>-Mane</text:p>
          </table:table-cell>
          <table:table-cell table:number-columns-repeated="2"/>
          <table:table-cell office:value-type="string">
            <text:p>-Hasmik K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Lusine</text:p>
          </table:table-cell>
          <table:table-cell office:value-type="string">
            <text:p>+Lusine</text:p>
          </table:table-cell>
          <table:table-cell office:value-type="string">
            <text:p>-Araks</text:p>
          </table:table-cell>
          <table:table-cell/>
          <table:table-cell office:value-type="string">
            <text:p>-Ani</text:p>
          </table:table-cell>
          <table:table-cell/>
          <table:table-cell table:formula="of:=SUM([.B88:.F88])" office:value-type="float" office:value="1903.73376623377">
            <text:p>1903.733766233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7">
          <table:table-cell/>
          <table:table-cell office:value-type="string">
            <text:p>-Ani G</text:p>
          </table:table-cell>
          <table:table-cell office:value-type="string">
            <text:p>-Saqo</text:p>
          </table:table-cell>
          <table:table-cell office:value-type="string">
            <text:p>-Ani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Hasmik K</text:p>
          </table:table-cell>
          <table:table-cell table:number-columns-repeated="3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table:style-name="ce34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>
            <text:p>791.9913419913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>
            <text:p>1162.8246753247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>
            <text:p>1531.0064935065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>
            <text:p>1903.7337662338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>
            <text:p>1903.7337662338</text:p>
          </table:table-cell>
          <table:table-cell table:style-name="ce34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>
            <text:p>1479.9242424243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>
            <text:p>423.8095238095</text:p>
          </table:table-cell>
          <table:table-cell table:formula="of:=[.C61]/22" office:value-type="float" office:value="368.181818181818">
            <text:p>368.1818181818</text:p>
          </table:table-cell>
          <table:table-cell table:formula="of:=[.D61]/22" office:value-type="float" office:value="372.727272727273">
            <text:p>372.7272727273</text:p>
          </table:table-cell>
          <table:table-cell table:formula="of:=[.E61]/24" office:value-type="float" office:value="370.833333333333">
            <text:p>370.8333333333</text:p>
          </table:table-cell>
          <table:table-cell table:formula="of:=[.F61]/22" office:value-type="float" office:value="368.181818181818">
            <text:p>368.1818181818</text:p>
          </table:table-cell>
          <table:table-cell/>
          <table:table-cell table:style-name="ce2" table:formula="of:=SUM([.H62:.H87])" office:value-type="float" office:value="42251.0822510823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25/07/2016</text:p>
          </table:table-cell>
          <table:table-cell office:value-type="float" office:value="8800">
            <text:p>8800</text:p>
          </table:table-cell>
          <table:table-cell office:value-type="float" office:value="8900">
            <text:p>8900</text:p>
          </table:table-cell>
          <table:table-cell office:value-type="float" office:value="9000">
            <text:p>9000</text:p>
          </table:table-cell>
          <table:table-cell office:value-type="float" office:value="8500">
            <text:p>8500</text:p>
          </table:table-cell>
          <table:table-cell office:value-type="float" office:value="8400">
            <text:p>8400</text:p>
          </table:table-cell>
          <table:table-cell table:style-name="ce2" table:formula="of:=SUM([.B91:.F91])" office:value-type="float" office:value="43600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>
            <text:p>1128.8043478261</text:p>
          </table:table-cell>
          <table:table-cell office:value-type="string">
            <text:p>Արմենուհի</text:p>
          </table:table-cell>
          <table:table-cell/>
          <table:table-cell office:value-type="float" office:value="15000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4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tepan</text:p>
          </table:table-cell>
          <table:table-cell table:number-columns-repeated="2"/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Gayane</text:p>
          </table:table-cell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Stepan</text:p>
          </table:table-cell>
          <table:table-cell office:value-type="string">
            <text:p>-Gayane</text:p>
          </table:table-cell>
          <table:table-cell office:value-type="string">
            <text:p>-Armenuhi</text:p>
          </table:table-cell>
          <table:table-cell office:value-type="string">
            <text:p>-Araks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Stepan</text:p>
          </table:table-cell>
          <table:table-cell/>
          <table:table-cell office:value-type="string">
            <text:p>-An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18:.F118])" office:value-type="float" office:value="1898.36956521739">
            <text:p>1898.3695652174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table:style-name="ce34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>
            <text:p>1107.0652173913</text:p>
          </table:table-cell>
          <table:table-cell office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>
            <text:p>1498.3695652174</text:p>
          </table:table-cell>
          <table:table-cell office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>
            <text:p>1898.3695652174</text:p>
          </table:table-cell>
          <table:table-cell table:style-name="ce34" office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>
            <text:p>1898.3695652174</text:p>
          </table:table-cell>
          <table:table-cell office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>
            <text:p>366.6666666667</text:p>
          </table:table-cell>
          <table:table-cell table:formula="of:=[.C91]/24" office:value-type="float" office:value="370.833333333333">
            <text:p>370.8333333333</text:p>
          </table:table-cell>
          <table:table-cell table:formula="of:=[.D91]/23" office:value-type="float" office:value="391.304347826087">
            <text:p>391.3043478261</text:p>
          </table:table-cell>
          <table:table-cell table:formula="of:=[.E91]/23" office:value-type="float" office:value="369.565217391304">
            <text:p>369.5652173913</text:p>
          </table:table-cell>
          <table:table-cell table:formula="of:=[.F91]/21" office:value-type="float" office:value="400">
            <text:p>400</text:p>
          </table:table-cell>
          <table:table-cell/>
          <table:table-cell table:style-name="ce2" table:formula="of:=SUM([.H92:.H117])" office:value-type="float" office:value="43600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>
            <text:p>01/08/16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800">
            <text:p>7800</text:p>
          </table:table-cell>
          <table:table-cell table:style-name="ce2" table:formula="of:=SUM([.B121:.F121])" office:value-type="float" office:value="41000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>
            <text:p>1750.292397660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Արմենուհի</text:p>
          </table:table-cell>
          <table:table-cell/>
          <table:table-cell office:value-type="float" office:value="26000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4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>
            <text:p>442.1052631579</text:p>
          </table:table-cell>
          <table:table-cell office:value-type="string">
            <text:p>Արեգ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7" office:value-type="string">
            <text:p>Նանե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ասմիկ Դ․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 office:value-type="string">
            <text:p>-Stepan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Ժոզեֆ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2" office:value-type="string">
            <text:p>-Mane</text:p>
          </table:table-cell>
          <table:table-cell office:value-type="string">
            <text:p>-Ani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48];[.C148];[.F148])" office:value-type="float" office:value="1263.15789473684">
            <text:p>1263.1578947369</text:p>
          </table:table-cell>
          <table:table-cell table:style-name="ce27" office:value-type="string">
            <text:p>Սարգիս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-Nane</text:p>
          </table:table-cell>
          <table:table-cell table:number-columns-repeated="3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Մհեր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number-columns-repeated="5" office:value-type="string">
            <text:p>-Gen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table:style-name="ce27" office:value-type="string">
            <text:p>Տարո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2"/>
          <table:table-cell office:value-type="string">
            <text:p>-Jirayr</text:p>
          </table:table-cell>
          <table:table-cell office:value-type="string">
            <text:p>-Sargis</text:p>
          </table:table-cell>
          <table:table-cell office:value-type="string">
            <text:p>-Jirayr</text:p>
          </table:table-cell>
          <table:table-cell office:value-type="string">
            <text:p>-Anjela</text:p>
          </table:table-cell>
          <table:table-cell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Հրաչ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4" office:value-type="string">
            <text:p>Ստեփան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table:style-name="ce34" office:value-type="string">
            <text:p>Մարիամ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Նաի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Թամարա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Edga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Hasmik K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Smbat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>
            <text:p>1718.7134502924</text:p>
          </table:table-cell>
          <table:table-cell office:value-type="string">
            <text:p>Ani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raks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Meruj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];[.D148];[.F148])" office:value-type="float" office:value="1252.63157894737">
            <text:p>1252.6315789474</text:p>
          </table:table-cell>
          <table:table-cell office:value-type="string">
            <text:p>Jiray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>
            <text:p>2160.8187134503</text:p>
          </table:table-cell>
          <table:table-cell table:style-name="ce34" office:value-type="string">
            <text:p>Gevor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148:.F148])" office:value-type="float" office:value="2160.81871345029">
            <text:p>2160.8187134503</text:p>
          </table:table-cell>
          <table:table-cell office:value-type="string">
            <text:p>Ani G</text:p>
          </table:table-cell>
          <table:table-cell table:number-columns-repeated="2"/>
          <table:table-cell/>
          <table:table-cell table:number-columns-repeated="5"/>
        </table:table-row>
        <table:table-row table:style-name="ro12">
          <table:table-cell/>
          <table:table-cell table:formula="of:=[.B121]/20" office:value-type="float" office:value="400">
            <text:p>400</text:p>
          </table:table-cell>
          <table:table-cell table:formula="of:=[.C121]/19" office:value-type="float" office:value="452.631578947368">
            <text:p>452.6315789474</text:p>
          </table:table-cell>
          <table:table-cell table:formula="of:=[.D121]/19" office:value-type="float" office:value="442.105263157895">
            <text:p>442.1052631579</text:p>
          </table:table-cell>
          <table:table-cell table:formula="of:=[.E121]/18" office:value-type="float" office:value="455.555555555556">
            <text:p>455.5555555556</text:p>
          </table:table-cell>
          <table:table-cell table:formula="of:=[.F121]/19" office:value-type="float" office:value="410.526315789474">
            <text:p>410.5263157895</text:p>
          </table:table-cell>
          <table:table-cell/>
          <table:table-cell table:style-name="ce2" table:formula="of:=SUM([.H122:.H147])" office:value-type="float" office:value="41000">
            <text:p>41000</text:p>
          </table:table-cell>
          <table:table-cell table:style-name="Default"/>
          <table:table-cell table:number-columns-repeated="2"/>
          <table:table-cell/>
          <table:table-cell table:number-columns-repeated="5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5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24" office:value-type="date" office:date-value="2016-08-08" calcext:value-type="date">
            <text:p>08/08/16</text:p>
          </table:table-cell>
          <table:table-cell table:number-columns-repeated="5"/>
          <table:table-cell table:style-name="ce2" table:formula="of:=SUM([.B3:.D3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C30:.F3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style-name="ce51"/>
          <table:table-cell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];[.C30];[.E30];[.F30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style-name="ce7"/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C30:.F30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style-name="ce7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C30];[.D3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D30:.F3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style-name="ce52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];[.C30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style-name="ce51"/>
          <table:table-cell/>
        </table:table-row>
        <table:table-row table:style-name="ro3">
          <table:table-cell table:number-columns-repeated="7"/>
          <table:table-cell table:formula="of:=SUM([.B30:.F30])" office:value-type="float" office:value="0" calcext:value-type="float">
            <text:p>0</text:p>
          </table:table-cell>
          <table:table-cell table:style-name="Default"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30:.F30])" office:value-type="float" office:value="0" calcext:value-type="float">
            <text:p>0</text:p>
          </table:table-cell>
          <table:table-cell table:style-name="ce9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/>
        </table:table-row>
        <table:table-row table:style-name="ro3">
          <table:table-cell/>
          <table:table-cell table:formula="of:=[.B3]/21" office:value-type="float" office:value="0" calcext:value-type="float">
            <text:p>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0" calcext:value-type="float">
            <text:p>0</text:p>
          </table:table-cell>
          <table:table-cell table:style-name="ce16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53" office:value-type="float" office:value="2016" calcext:value-type="float">
            <text:p>2016</text:p>
          </table:table-cell>
          <table:table-cell table:number-columns-repeated="5"/>
          <table:table-cell table:style-name="ce2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58:.F5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2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table:number-columns-repeated="5"/>
          <table:table-cell table:style-name="ce2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2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string" calcext:value-type="string">
            <text:p>25/07/2016</text:p>
          </table:table-cell>
          <table:table-cell table:number-columns-repeated="5"/>
          <table:table-cell table:style-name="ce2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2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table:number-columns-repeated="5"/>
          <table:table-cell table:style-name="ce2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2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09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8T09:51:04</dc:date>
    <meta:editing-duration>P9DT3H50M32S</meta:editing-duration>
    <meta:editing-cycles>2893</meta:editing-cycles>
    <meta:generator>OpenOffice/4.1.2$Unix OpenOffice.org_project/412m3$Build-9782</meta:generator>
    <meta:document-statistic meta:table-count="17" meta:cell-count="7876" meta:object-count="0"/>
  </office:meta>
</office:document-meta>
</file>